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er">
      <style:text-properties officeooo:rsid="0011655e" officeooo:paragraph-rsid="0011655e"/>
    </style:style>
    <style:style style:name="P2" style:family="paragraph" style:parent-style-name="Header">
      <style:text-properties officeooo:rsid="0011655e" officeooo:paragraph-rsid="00119706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d2f5" officeooo:paragraph-rsid="000fd2f5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d2f5" officeooo:paragraph-rsid="000fd2f5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voir d’Optimisation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655e" officeooo:paragraph-rsid="00119706"/>
    </style:style>
    <style:style style:name="MP2" style:family="paragraph" style:parent-style-name="Header">
      <style:text-properties officeooo:rsid="0011655e" officeooo:paragraph-rsid="001165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éna ARIA</text:p>
        <text:p text:style-name="MP2">Thomas WIECZORE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1:09:47.803710645</meta:creation-date>
    <dc:date>2024-04-10T11:13:47.833877018</dc:date>
    <meta:editing-duration>PT4M</meta:editing-duration>
    <meta:editing-cycles>3</meta:editing-cycles>
    <meta:generator>LibreOffice/24.2.2.2$Linux_X86_64 LibreOffice_project/420$Build-2</meta:generator>
    <meta:document-statistic meta:table-count="0" meta:image-count="0" meta:object-count="0" meta:page-count="1" meta:paragraph-count="3" meta:word-count="6" meta:character-count="46" meta:non-whitespace-character-count="43"/>
  </office:meta>
</office:document-meta>
</file>